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figPropertySource.ServletConfigPropertySource( String name , ServletConfig serv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PropertySourc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PropertySourc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